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00H16M40.313051S" calcext:value-type="time">
            <text:p>1200:1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2H26M45.121S" calcext:value-type="time">
            <text:p>32:2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07:54:24.1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01T17:09:11.137000000</dc:date>
    <meta:editing-duration>P53DT41M51S</meta:editing-duration>
    <meta:editing-cycles>1391</meta:editing-cycles>
    <meta:generator>LibreOffice/7.2.6.2$Windows_X86_64 LibreOffice_project/b0ec3a565991f7569a5a7f5d24fed7f52653d754</meta:generator>
    <meta:document-statistic meta:table-count="2" meta:cell-count="1713" meta:object-count="0"/>
  </office:meta>
</office:document-meta>
</file>